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ecti-1000"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l. 10
-->
      <text:p text:style-name="Text-body">The audience chamber was deadly quiet, sombre and menacing in its exemplary use
of light and shadow. Ancient figures of legend were carved upon its many arcs and
pillars, made from unique exotic materials from every part of the Dynasty. Its
expansive volume was designed to impress upon everyone that was graced with
the honour of entering it, the momentous significance of simply being there
alive.
</text:p>
      <!--l. 17
-->
      <text:p text:style-name="First-line-indent">   To some, the importance of the matter was lost, primarily because they were
dead.
</text:p>
      <!--l. 20
-->
      <text:p text:style-name="First-line-indent">   “Bring in the rest,” said Anax Palpitatine, his mouth barely moving but his voice
echoing ominously around the walls of the dizzyingly vast chamber. His hands
fumbled with a crease in his dark, hooded, ceremonial robe.
</text:p>
      <!--l. 25
-->
      <text:p text:style-name="First-line-indent">   It was the Third of the Fifth, a time for glorious celebration and joy around
the whole of the Dynasty. It had been declared to be so just the previous
day.
</text:p>
      <!--l. 29
-->
      <text:p text:style-name="First-line-indent">   Guards clad in the red armor of the Bloodguard bowed silently and picked up a
careful, processional gait. They held their bloodied monomolecular-edged vibraswords
in front of their thinly-visored helmets in salute. Thin as paper, sharp as lasers but
strong as carbadyne, the blood trickling down the blades was fitting proof of their
deadliness.
</text:p>
      <!--l. 35
-->
      <text:p text:style-name="First-line-indent">   That, and the mount of bodies the Bloodguard was leaving behind, blood pooling
at their feet, slowly drying up and making a sticky, squishy sound as their boots trod
past the dead rebels.
</text:p>
      <!--l. 39
-->
      <text:p text:style-name="First-line-indent">   “Haste is of the essence,” Anax Palpitatine reminded them in his most kind
of tones, which was uttered in a deep, resonating voice, much like a death
sentence would be uttered in front of innocent children, so as not to upset them
entirely.
</text:p>
      <!--l. 44
-->
      <text:p text:style-name="First-line-indent">   The guards picked up their pace and almost broke into a trot, when moments
later the head of the guard slipped in the blood of the dead, and as he went down on
the impeccable black granite floor, his blade left his hand and swiveled in the air,
decapitating the man behind him. As the stumped body fell on its knees, the
guard behind it stumbled upon it, and without breaking form for the sake of
function, he fell upon his own vibrasword and lay there, heaped upon the
headless body of his fellow guardsman, the tip of his vibrasword glowing
faintly blue and sticking out of the top of his helmet like an ornamental
light-bulb.
</text:p>
      <!--l. 55
-->
      <text:p text:style-name="First-line-indent">   The rest of the Bloodguard came to an abrupt, embarrassing halt and dared not
move until the cleanup droids showed up, buzzing around with all the frantic activity
that the huge ants of Linkseum on the Steinramm quadrant were known
for.
</text:p>
      <!--l. 60
-->
      <text:p text:style-name="First-line-indent">   The Anax gracefully put his palms on his face, obscuring his chin entirely, the rest
of his face already set in the deep shadowy cave of his robes’ cowl.
</text:p>
      <!--l. 64
-->
      <text:p text:style-name="First-line-indent">   A moment of still time passed in a deafening silence, which Palpitatine broke with
a dreadful weariness draping his voice:
</text:p>
      <!--l. 67
-->
      <text:p text:style-name="First-line-indent">   “It’s the helmets, isn’t it? That slit of a visor,” he boomed alarmingly. The
Bloodguards did not dare move, nor speak. The sound of small wheels rushed past

him, followed by the unmistakable buzzing of an antigrav mechanism straining to
cope with the weight imposed on it.
</text:p>
      <!--l. 73
-->
      <text:p text:style-name="First-line-indent">   “The shipment of the new helmets has been delayed, master,” said a gravely voice,
as if carrying all the gravitas of a dying star.
</text:p>
      <!--l. 76
-->
      <text:p text:style-name="First-line-indent">   The buzzing of the antigrav turned into a winding-down, whirring sound before it
died out entirely. The opaque sound of boots on the granite floor filled the silent
audience chamber as Lord Varadero stepped off his grav-bike and knelt beside Anax
Palpatine, breathing heavily behind his helmet.
</text:p>
      <!--l. 82
-->
      <text:p text:style-name="First-line-indent">   “Delayed? Again?” asked the Anax with a crooked, vicious curl forming in his
barely visible lips, while the droids were already dragging effortlessly the dead
Bloodguard into the readily available bottomless lava pits flowing around the main
sacrificial pedestal.
</text:p>
      <!--l. 87
-->
      <text:p text:style-name="First-line-indent">   Lord Varadero took a moment to himself, whizzing as he raised himself upright
again, gloved hands on his dark-robed knee.
</text:p>
      <!--l. 90
-->
      <text:p text:style-name="First-line-indent">   “Rebels in the Yel quadrant, master. They’re hiding in the Lethaer asteroid belt,”
he answered with numbness in his voice, lowering his head, awaiting his master’s
reprisal.
</text:p>
      <!--l. 94
-->
      <text:p text:style-name="First-line-indent">   “Why haven’t they been crushed into oblivion yet, Lord Varadero? I sense you are
not telling me everything,” replied Palpitatine with an ominous voice, flexing his
fingers. He turned his head with a snap to face Lord Varadero, but missed
him.
</text:p>
      <!--l. 99
-->
      <text:p text:style-name="First-line-indent">   “To your left, master,” Lord Varadero replied, reflexively bowing deeper.
</text:p>
      <!--l. 102
-->
      <text:p text:style-name="First-line-indent">   “It’s the cowl,” replied the Anax as he turned to face Lord Varadero properly,
with all the menacing fluidity of a cowling snake in his motions. The Bloodguard had
left the dais by that time, mute as the shadows that engulfed them one by one as
they stepped outside.
</text:p>
      <!--l. 107
-->
      <text:p text:style-name="First-line-indent">   “I sense a... Disturbance, master. Something intangible in the Current,” Lord
Varadero replied in earnest, having difficulty breathing as well as finding the
words.
</text:p>
      <!--l. 111
-->
      <text:p text:style-name="First-line-indent">   “You sensed it as well, my apprentice. Tell me, what do you see?” the Anax asked
of him, his lips curling up in a broken, jarring grin.
</text:p>
      <!--l. 114
-->
      <text:p text:style-name="First-line-indent">   Lord Varadero raised his head to face his master, and stood there for a moment,
as if peering behind an unseen veil, behind the obliqueness of his helmet’s dark
visor.
</text:p>
      <!--l. 118
-->
      <text:p text:style-name="First-line-indent">   “I see you, master,” he said finally, his voice dripping with enlightened
surprise.
</text:p>
      <!--l. 121
-->
      <text:p text:style-name="First-line-indent">   Anax Palpitatine did not share the enthusiasm.
</text:p>
      <!--l. 123
-->
      <text:p text:style-name="First-line-indent">   “Yes, yes. Very well,” he said forcing a knowing smile, before lowering
his head and uttering with a vehement hiss resounding with triumphant
emphasis:
</text:p>
      <!--l. 127
-->
      <text:p text:style-name="First-line-indent">   “But behind me, what do you see, Lord Varadero?”
</text:p>
      <!--l. 129
-->
      <text:p text:style-name="First-line-indent">   The apprentice of the Anax of the Galactic Dynasty stood motionless
for a few moments before taking a smalll step forward, as if making sure
first.
</text:p>
      <!--l. 133
-->
      <text:p text:style-name="First-line-indent">   “I can see the new lighting on the arches. Very... Illuminating?” Lord Varadero
said for lack of a better word. Anax Palpitatine breathed deeply, held his breath and

exhaled calmly before repeating himself with a distinctive sharpness in his
words.
</text:p>
      <!--l. 138
-->
      <text:p text:style-name="First-line-indent">   “Not behind me, ’me’. Behind <text:span text:style-name="textit"><text:span text:style-name="ecti-1000">me</text:span></text:span>.”
</text:p>
      <!--l. 140
-->
      <text:p text:style-name="First-line-indent">   A momentous silence which felt as if the whole universe was listening in, caved in
moments later with a sheer warping effect in the finality of Lord Varadero’s
reply.
</text:p>
      <!--l. 144
-->
      <text:p text:style-name="First-line-indent">   “Darkness.”
</text:p>
      <!--l. 146
-->
      <text:p text:style-name="First-line-indent">   “Yes...” hissed the Anax, relishing the word’s every last bit of significance.
</text:p>
      <!--l. 149
-->
      <text:p text:style-name="First-line-indent">   “Some alcoves are completely obscured,” noted Lord Varadero, nodding
with his head, his helmet bobbing slightly. “Would you like me to send for
the artisans?” he queried with a slight bow. Anax Palpitatine threw his
arms sideways, the sleeves of his robes dangling and wobbling like frothing
waves.
</text:p>
      <!--l. 155
-->
      <text:p text:style-name="First-line-indent">   “The darkness, in the Current! That blind spot, don’t you see it?” he shouted,
spitting the words through crooked, jaggedly sharp teeth.
</text:p>
      <!--l. 158
-->
      <text:p text:style-name="First-line-indent">   “Well if it’s dark, how could I-”
</text:p>
      <!--l. 160
-->
      <text:p text:style-name="First-line-indent">   “I find your lack of focus disturbing, Lord Varadero,” the Anax said and slowly
began clenching a fist. “Though you may be my most gifted apprentice and the only
one alive, patience is not one of my virtues,” he said and his voice became
shrill.
</text:p>
      <!--l. 165
-->
      <text:p text:style-name="First-line-indent">   “But you have no virtues, master. You are the opposite of virtuous,”
Lord Varadero managed to reply through choking breaths that came with
great difficulty. The Anax retorted with nearly childish glee in his brooding
voice:
</text:p>
      <!--l. 170
-->
      <text:p text:style-name="First-line-indent">   “Exactly. That dark spot, do you sense its source? The eddies in the Current
around it. Reach for those, my apprentice.”
</text:p>
      <!--l. 173
-->
      <text:p text:style-name="First-line-indent">   “Master Kodak,” said Lord Varadero, the name barely escaping his lips. Anax
Palpitatine opened his palm slowly once more and Lord Varadero could breathe
again.
</text:p>
      <!--l. 177
-->
      <text:p text:style-name="First-line-indent">   “Indeed. The culling has not ended yet. Cut the head, Lord Varadero,” Anax
Palpitatine said and smiled for the first time since the Bloodguard slipped on the
rebels’ blood.
</text:p>
      <!--l. 181
-->
      <text:p text:style-name="First-line-indent">   “Of the Bloodguard, master?”
</text:p>
      <!--l. 183
-->
      <text:p text:style-name="First-line-indent">   “Master Kodak. Cut the head, and the sheep will have nowhere to run, nowhere to
hide!” Palpitatine shouted with vehement fury, grasping at the arms of his levitating
throne with white-knucled fists.
</text:p>
      <!--l. 187
-->
      <text:p text:style-name="First-line-indent">   “Is he hiding in an agriplanet, master?” Lord Varadero inquired, producing a data
plate from the folds of his robes, eagerly awaiting some information.
</text:p>
      <!--l. 191
-->
      <text:p text:style-name="First-line-indent">   “The rebels, Lord Varadero,” Palpitatine said in broken pace, as if having
difficulty to utter the word.
</text:p>
      <!--l. 194
-->
      <text:p text:style-name="First-line-indent">   “But still, is he hiding in an agriplanet?” the apprentice insisted, and the master
ignored him.
</text:p>
      <!--l. 197
-->
      <text:p text:style-name="First-line-indent">   “Did you sense that?” Anax Palpitatine asked, sniffing the air around
him.
</text:p>
      <!--l. 200
-->
      <text:p text:style-name="First-line-indent">   “In the Current, yes,” Lord Varadero replied with urgency. “An ebb, a new flow,”
he added with enthusiasm.

</text:p>
      <!--l. 203
-->
      <text:p text:style-name="First-line-indent">   “No, that wasn’t it. Indigestion,” his master said correcting him and without
anyone knowing, eying him very intensely under his robes cowl.
</text:p>
      <!--l. 207
-->
      <text:p text:style-name="First-line-indent">   “Ah,” Lord Varadero replied meekly, realising his place in the order of
things. “I will find Master Kodak sire, and crush the rebellion once and for
all.”
</text:p>
      <!--l. 211
-->
      <text:p text:style-name="First-line-indent">   “Excellent, my not-so-young-and-fit anymore apprentice,” the Anax said folding
his arms in his sleeves. “Now leave me to my own devices,” he added and
nodded.
</text:p>
      <!--l. 215
-->
      <text:p text:style-name="First-line-indent">   “Your bidding is my desire, master,” the apprentice replied and took a few steps
back before kneeling down once more. After having some difficulty stnading upright
once more, Lord Varadero got up on his antigrav-bike which scraped against the
granite floor, leaving its marks once more on the glistening, and at some point in
time, impeccable, surface.
</text:p>
      <!--l. 222
-->
      <text:p text:style-name="First-line-indent">   “One more thing, Lord Varadero,” the Anax pointed out raising a finger and his
voice barely above the humming of the antigrav-bike.
</text:p>
      <!--l. 225
-->
      <text:p text:style-name="First-line-indent">   “Yes, master?” Lord Varadero asked timidly/
</text:p>
      <!--l. 227
-->
      <text:p text:style-name="First-line-indent">   “Bring in the rest. There seems to be no life left in these to fight back,” he said
and pointed with a bony finger to the heap of ashen-white bodies in the middle of the
chamber.
</text:p>
      <!--l. 231
-->
      <text:p text:style-name="First-line-indent">   “They’re dead, sire,” Lord Varadero said somewhat puzzled and Anax Palpitatine
buried his face in his palms for a second time before waving Lord Varadero away, not
knowing what would really happen. </text:p>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three-part-story.tex, options: xhtml,ooffice,html,refcaption 
(http://www.cse.ohio-state.edu/~gurari/TeX4ht/)  
</meta:initial-creator>
    <meta:generator>TeX4ht from three-part-story.tex, options: xhtml,ooffice,html,refcaption 
(http://www.cse.ohio-state.edu/~gurari/TeX4ht/)  
</meta:generator>
    <meta:creation-date>2013-10-01 14:47:00</meta:creation-date>
    <dc:date>2013-10-01 14:47:00</dc:date>
  </office:meta>
</office:document-meta>
</file>